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66f"/>
    </style:style>
    <style:style style:name="P2" style:family="paragraph" style:parent-style-name="Standard">
      <style:text-properties officeooo:paragraph-rsid="00101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esponseTeste = </text:p>
      <text:p text:style-name="P1"/>
      <text:p text:style-name="P1"><text:s/>responseTeste = </text:p>
      <text:p text:style-name="P1">{</text:p>
      <text:p text:style-name="P1"><text:s text:c="2"/>[1,1] = 1</text:p>
      <text:p text:style-name="P1"><text:s text:c="2"/>[2,1] = [](0x0)</text:p>
      <text:p text:style-name="P1"><text:s text:c="2"/>[3,1] = [](0x0)</text:p>
      <text:p text:style-name="P1"><text:s text:c="2"/>[4,1] = [](0x0)</text:p>
      <text:p text:style-name="P1"><text:s text:c="2"/>[5,1] = [](0x0)</text:p>
      <text:p text:style-name="P1"><text:s text:c="2"/>[6,1] = [](0x0)</text:p>
      <text:p text:style-name="P1"><text:s text:c="2"/>[7,1] = [](0x0)</text:p>
      <text:p text:style-name="P1"><text:s text:c="2"/>[8,1] = [](0x0)</text:p>
      <text:p text:style-name="P1"><text:s text:c="2"/>[9,1] = [](0x0)</text:p>
      <text:p text:style-name="P1"><text:s text:c="2"/>[10,1] = [](0x0)</text:p>
      <text:p text:style-name="P1"><text:s text:c="2"/>[11,1] = [](0x0)</text:p>
      <text:p text:style-name="P1"><text:s text:c="2"/>[12,1] = [](0x0)</text:p>
      <text:p text:style-name="P1"><text:s text:c="2"/>[13,1] = [](0x0)</text:p>
      <text:p text:style-name="P1"><text:s text:c="2"/>[14,1] = [](0x0)</text:p>
      <text:p text:style-name="P1"><text:s text:c="2"/>[15,1] = [](0x0)</text:p>
      <text:p text:style-name="P1"><text:s text:c="2"/>[16,1] = [](0x0)</text:p>
      <text:p text:style-name="P1"><text:s text:c="2"/>[17,1] = [](0x0)</text:p>
      <text:p text:style-name="P1"><text:s text:c="2"/>[18,1] = [](0x0)</text:p>
      <text:p text:style-name="P1"><text:s text:c="2"/>[19,1] = [](0x0)</text:p>
      <text:p text:style-name="P1"><text:s text:c="2"/>[20,1] = [](0x0)</text:p>
      <text:p text:style-name="P1"><text:s text:c="2"/>[21,1] = [](0x0)</text:p>
      <text:p text:style-name="P1"><text:s text:c="2"/>[22,1] = [](0x0)</text:p>
      <text:p text:style-name="P1"><text:s text:c="2"/>[23,1] = [](0x0)</text:p>
      <text:p text:style-name="P1"><text:s text:c="2"/>[24,1] = [](0x0)</text:p>
      <text:p text:style-name="P1"><text:s text:c="2"/>[25,1] = [](0x0)</text:p>
      <text:p text:style-name="P1"><text:s text:c="2"/>[26,1] = [](0x0)</text:p>
      <text:p text:style-name="P1"><text:s text:c="2"/>[27,1] = [](0x0)</text:p>
      <text:p text:style-name="P1"><text:s text:c="2"/>[28,1] = [](0x0)</text:p>
      <text:p text:style-name="P1"><text:s text:c="2"/>[29,1] = [](0x0)</text:p>
      <text:p text:style-name="P1"><text:s text:c="2"/>[30,1] = [](0x0)</text:p>
      <text:p text:style-name="P1"><text:s text:c="2"/>[31,1] = [](0x0)</text:p>
      <text:p text:style-name="P1"><text:s text:c="2"/>[32,1] = [](0x0)</text:p>
      <text:p text:style-name="P1"><text:s text:c="2"/>[33,1] = [](0x0)</text:p>
      <text:p text:style-name="P1"><text:s text:c="2"/>[34,1] = [](0x0)</text:p>
      <text:p text:style-name="P1"><text:s text:c="2"/>[35,1] = [](0x0)</text:p>
      <text:p text:style-name="P1"><text:s text:c="2"/>[36,1] = [](0x0)</text:p>
      <text:p text:style-name="P1"><text:s text:c="2"/>[37,1] = [](0x0)</text:p>
      <text:p text:style-name="P1"><text:s text:c="2"/>[38,1] = [](0x0)</text:p>
      <text:p text:style-name="P1"><text:s text:c="2"/>[39,1] = [](0x0)</text:p>
      <text:p text:style-name="P1"><text:s text:c="2"/>[40,1] = [](0x0)</text:p>
      <text:p text:style-name="P1"><text:s text:c="2"/>[41,1] = [](0x0)</text:p>
      <text:p text:style-name="P1"><text:s text:c="2"/>[42,1] = [](0x0)</text:p>
      <text:p text:style-name="P1"><text:s text:c="2"/>[43,1] = [](0x0)</text:p>
      <text:p text:style-name="P1"><text:s text:c="2"/>[44,1] = [](0x0)</text:p>
      <text:p text:style-name="P1"><text:s text:c="2"/>[45,1] = [](0x0)</text:p>
      <text:p text:style-name="P1"><text:s text:c="2"/>[46,1] = [](0x0)</text:p>
      <text:p text:style-name="P1"><text:s text:c="2"/>[47,1] = [](0x0)</text:p>
      <text:p text:style-name="P1"><text:soft-page-break/><text:s text:c="2"/>[48,1] = [](0x0)</text:p>
      <text:p text:style-name="P1"><text:s text:c="2"/>[49,1] = [](0x0)</text:p>
      <text:p text:style-name="P1"><text:s text:c="2"/>[50,1] = [](0x0)</text:p>
      <text:p text:style-name="P1"><text:s text:c="2"/>[51,1] = [](0x0)</text:p>
      <text:p text:style-name="P1"><text:s text:c="2"/>[52,1] = [](0x0)</text:p>
      <text:p text:style-name="P1"><text:s text:c="2"/>[53,1] = [](0x0)</text:p>
      <text:p text:style-name="P1"><text:s text:c="2"/>[54,1] = [](0x0)</text:p>
      <text:p text:style-name="P1"><text:s text:c="2"/>[55,1] = [](0x0)</text:p>
      <text:p text:style-name="P1"><text:s text:c="2"/>[56,1] = [](0x0)</text:p>
      <text:p text:style-name="P1"><text:s text:c="2"/>[57,1] = [](0x0)</text:p>
      <text:p text:style-name="P1"><text:s text:c="2"/>[58,1] = [](0x0)</text:p>
      <text:p text:style-name="P1"><text:s text:c="2"/>[59,1] = [](0x0)</text:p>
      <text:p text:style-name="P1"><text:s text:c="2"/>[60,1] = [](0x0)</text:p>
      <text:p text:style-name="P1"><text:s text:c="2"/>[61,1] = [](0x0)</text:p>
      <text:p text:style-name="P1"><text:s text:c="2"/>[62,1] = [](0x0)</text:p>
      <text:p text:style-name="P1"><text:s text:c="2"/>[63,1] = [](0x0)</text:p>
      <text:p text:style-name="P1"><text:s text:c="2"/>[64,1] = [](0x0)</text:p>
      <text:p text:style-name="P1"><text:s text:c="2"/>[65,1] = [](0x0)</text:p>
      <text:p text:style-name="P1"><text:s text:c="2"/>[66,1] = [](0x0)</text:p>
      <text:p text:style-name="P1"><text:s text:c="2"/>[67,1] = [](0x0)</text:p>
      <text:p text:style-name="P1"><text:s text:c="2"/>[68,1] = [](0x0)</text:p>
      <text:p text:style-name="P1"><text:s text:c="2"/>[69,1] = [](0x0)</text:p>
      <text:p text:style-name="P1"><text:s text:c="2"/>[70,1] = [](0x0)</text:p>
      <text:p text:style-name="P1"><text:s text:c="2"/>[71,1] = [](0x0)</text:p>
      <text:p text:style-name="P1"><text:s text:c="2"/>[72,1] = [](0x0)</text:p>
      <text:p text:style-name="P1"><text:s text:c="2"/>[73,1] = [](0x0)</text:p>
      <text:p text:style-name="P1"><text:s text:c="2"/>[74,1] = [](0x0)</text:p>
      <text:p text:style-name="P1"><text:s text:c="2"/>[75,1] = [](0x0)</text:p>
      <text:p text:style-name="P1"><text:s text:c="2"/>[76,1] = [](0x0)</text:p>
      <text:p text:style-name="P1"><text:s text:c="2"/>[77,1] = [](0x0)</text:p>
      <text:p text:style-name="P1"><text:s text:c="2"/>[78,1] = [](0x0)</text:p>
      <text:p text:style-name="P1"><text:s text:c="2"/>[79,1] = [](0x0)</text:p>
      <text:p text:style-name="P1"><text:s text:c="2"/>[80,1] = [](0x0)</text:p>
      <text:p text:style-name="P1"><text:s text:c="2"/>[81,1] = [](0x0)</text:p>
      <text:p text:style-name="P1"><text:s text:c="2"/>[82,1] = [](0x0)</text:p>
      <text:p text:style-name="P1"><text:s text:c="2"/>[83,1] = [](0x0)</text:p>
      <text:p text:style-name="P1"><text:s text:c="2"/>[84,1] = [](0x0)</text:p>
      <text:p text:style-name="P1"><text:s text:c="2"/>[85,1] = [](0x0)</text:p>
      <text:p text:style-name="P1"><text:s text:c="2"/>[86,1] = [](0x0)</text:p>
      <text:p text:style-name="P1"><text:s text:c="2"/>[87,1] = [](0x0)</text:p>
      <text:p text:style-name="P1"><text:s text:c="2"/>[88,1] = [](0x0)</text:p>
      <text:p text:style-name="P1"><text:s text:c="2"/>[89,1] = [](0x0)</text:p>
      <text:p text:style-name="P1"><text:s text:c="2"/>[90,1] = [](0x0)</text:p>
      <text:p text:style-name="P1"><text:s text:c="2"/>[91,1] = [](0x0)</text:p>
      <text:p text:style-name="P1"><text:s text:c="2"/>[92,1] = [](0x0)</text:p>
      <text:p text:style-name="P1"><text:s text:c="2"/>[93,1] = [](0x0)</text:p>
      <text:p text:style-name="P1"><text:s text:c="2"/>[94,1] = [](0x0)</text:p>
      <text:p text:style-name="P1"><text:s text:c="2"/>[95,1] = [](0x0)</text:p>
      <text:p text:style-name="P1"><text:s text:c="2"/>[96,1] = [](0x0)</text:p>
      <text:p text:style-name="P1"><text:s text:c="2"/>[97,1] = [](0x0)</text:p>
      <text:p text:style-name="P1"><text:s text:c="2"/>[98,1] = [](0x0)</text:p>
      <text:p text:style-name="P1"><text:s text:c="2"/>[99,1] = [](0x0)</text:p>
      <text:p text:style-name="P1"><text:soft-page-break/><text:s text:c="2"/>[100,1] = [](0x0)</text:p>
      <text:p text:style-name="P1"><text:s text:c="2"/>[101,1] = [](0x0)</text:p>
      <text:p text:style-name="P1"><text:s text:c="2"/>[102,1] = [](0x0)</text:p>
      <text:p text:style-name="P1"><text:s text:c="2"/>[103,1] = [](0x0)</text:p>
      <text:p text:style-name="P1"><text:s text:c="2"/>[104,1] = [](0x0)</text:p>
      <text:p text:style-name="P1"><text:s text:c="2"/>[105,1] = [](0x0)</text:p>
      <text:p text:style-name="P1"><text:s text:c="2"/>[106,1] = [](0x0)</text:p>
      <text:p text:style-name="P1"><text:s text:c="2"/>[107,1] = [](0x0)</text:p>
      <text:p text:style-name="P1"><text:s text:c="2"/>[108,1] = [](0x0)</text:p>
      <text:p text:style-name="P1"><text:s text:c="2"/>[109,1] = [](0x0)</text:p>
      <text:p text:style-name="P1"><text:s text:c="2"/>[110,1] = [](0x0)</text:p>
      <text:p text:style-name="P1"><text:s text:c="2"/>[111,1] = [](0x0)</text:p>
      <text:p text:style-name="P1"><text:s text:c="2"/>[112,1] = [](0x0)</text:p>
      <text:p text:style-name="P1"><text:s text:c="2"/>[113,1] = [](0x0)</text:p>
      <text:p text:style-name="P1"><text:s text:c="2"/>[114,1] = [](0x0)</text:p>
      <text:p text:style-name="P1"><text:s text:c="2"/>[115,1] = [](0x0)</text:p>
      <text:p text:style-name="P1"><text:s text:c="2"/>[116,1] = [](0x0)</text:p>
      <text:p text:style-name="P1"><text:s text:c="2"/>[117,1] = [](0x0)</text:p>
      <text:p text:style-name="P1"><text:s text:c="2"/>[118,1] = [](0x0)</text:p>
      <text:p text:style-name="P1"><text:s text:c="2"/>[119,1] = [](0x0)</text:p>
      <text:p text:style-name="P1"><text:s text:c="2"/>[120,1] = [](0x0)</text:p>
      <text:p text:style-name="P1"><text:s text:c="2"/>[121,1] = [](0x0)</text:p>
      <text:p text:style-name="P1"><text:s text:c="2"/>[122,1] = [](0x0)</text:p>
      <text:p text:style-name="P1"><text:s text:c="2"/>[123,1] = [](0x0)</text:p>
      <text:p text:style-name="P1"><text:s text:c="2"/>[124,1] = [](0x0)</text:p>
      <text:p text:style-name="P1"><text:s text:c="2"/>[125,1] = [](0x0)</text:p>
      <text:p text:style-name="P1"><text:s text:c="2"/>[126,1] = [](0x0)</text:p>
      <text:p text:style-name="P1"><text:s text:c="2"/>[127,1] = [](0x0)</text:p>
      <text:p text:style-name="P1"><text:s text:c="2"/>[128,1] = [](0x0)</text:p>
      <text:p text:style-name="P1"><text:s text:c="2"/>[129,1] = [](0x0)</text:p>
      <text:p text:style-name="P1"><text:s text:c="2"/>[130,1] = [](0x0)</text:p>
      <text:p text:style-name="P1"><text:s text:c="2"/>[131,1] = [](0x0)</text:p>
      <text:p text:style-name="P1"><text:s text:c="2"/>[132,1] = [](0x0)</text:p>
      <text:p text:style-name="P1"><text:s text:c="2"/>[133,1] = [](0x0)</text:p>
      <text:p text:style-name="P1"><text:s text:c="2"/>[134,1] = [](0x0)</text:p>
      <text:p text:style-name="P1"><text:s text:c="2"/>[135,1] = [](0x0)</text:p>
      <text:p text:style-name="P1"><text:s text:c="2"/>[136,1] = [](0x0)</text:p>
      <text:p text:style-name="P1"><text:s text:c="2"/>[137,1] = [](0x0)</text:p>
      <text:p text:style-name="P1"><text:s text:c="2"/>[138,1] = [](0x0)</text:p>
      <text:p text:style-name="P1"><text:s text:c="2"/>[139,1] = [](0x0)</text:p>
      <text:p text:style-name="P1"><text:s text:c="2"/>[140,1] = [](0x0)</text:p>
      <text:p text:style-name="P1"><text:s text:c="2"/>[141,1] = [](0x0)</text:p>
      <text:p text:style-name="P1"><text:s text:c="2"/>[142,1] = [](0x0)</text:p>
      <text:p text:style-name="P1"><text:s text:c="2"/>[143,1] = [](0x0)</text:p>
      <text:p text:style-name="P1"><text:s text:c="2"/>[144,1] = [](0x0)</text:p>
      <text:p text:style-name="P1"><text:s text:c="2"/>[145,1] = [](0x0)</text:p>
      <text:p text:style-name="P1"><text:s text:c="2"/>[146,1] = [](0x0)</text:p>
      <text:p text:style-name="P1"><text:s text:c="2"/>[147,1] = [](0x0)</text:p>
      <text:p text:style-name="P1"><text:s text:c="2"/>[148,1] = [](0x0)</text:p>
      <text:p text:style-name="P1"><text:s text:c="2"/>[149,1] = [](0x0)</text:p>
      <text:p text:style-name="P1"><text:s text:c="2"/>[150,1] = [](0x0)</text:p>
      <text:p text:style-name="P1"><text:s text:c="2"/>[151,1] = [](0x0)</text:p>
      <text:p text:style-name="P1"><text:soft-page-break/><text:s text:c="2"/>[152,1] = [](0x0)</text:p>
      <text:p text:style-name="P1"><text:s text:c="2"/>[153,1] = [](0x0)</text:p>
      <text:p text:style-name="P1"><text:s text:c="2"/>[154,1] = [](0x0)</text:p>
      <text:p text:style-name="P1"><text:s text:c="2"/>[155,1] = [](0x0)</text:p>
      <text:p text:style-name="P1"><text:s text:c="2"/>[156,1] = [](0x0)</text:p>
      <text:p text:style-name="P1"><text:s text:c="2"/>[157,1] = [](0x0)</text:p>
      <text:p text:style-name="P1"><text:s text:c="2"/>[158,1] = [](0x0)</text:p>
      <text:p text:style-name="P1"><text:s text:c="2"/>[159,1] = [](0x0)</text:p>
      <text:p text:style-name="P1"><text:s text:c="2"/>[160,1] = [](0x0)</text:p>
      <text:p text:style-name="P1"><text:s text:c="2"/>[161,1] = [](0x0)</text:p>
      <text:p text:style-name="P1"><text:s text:c="2"/>[162,1] = [](0x0)</text:p>
      <text:p text:style-name="P1"><text:s text:c="2"/>[163,1] = [](0x0)</text:p>
      <text:p text:style-name="P1"><text:s text:c="2"/>[164,1] = [](0x0)</text:p>
      <text:p text:style-name="P1"><text:s text:c="2"/>[165,1] = [](0x0)</text:p>
      <text:p text:style-name="P1"><text:s text:c="2"/>[166,1] = [](0x0)</text:p>
      <text:p text:style-name="P1"><text:s text:c="2"/>[167,1] = [](0x0)</text:p>
      <text:p text:style-name="P1"><text:s text:c="2"/>[168,1] = [](0x0)</text:p>
      <text:p text:style-name="P1"><text:s text:c="2"/>[169,1] = [](0x0)</text:p>
      <text:p text:style-name="P1"><text:s text:c="2"/>[170,1] = [](0x0)</text:p>
      <text:p text:style-name="P1"><text:s text:c="2"/>[171,1] = [](0x0)</text:p>
      <text:p text:style-name="P1"><text:s text:c="2"/>[172,1] = [](0x0)</text:p>
      <text:p text:style-name="P1"><text:s text:c="2"/>[173,1] = [](0x0)</text:p>
      <text:p text:style-name="P1"><text:s text:c="2"/>[174,1] = [](0x0)</text:p>
      <text:p text:style-name="P1"><text:s text:c="2"/>[175,1] = [](0x0)</text:p>
      <text:p text:style-name="P1"><text:s text:c="2"/>[176,1] = [](0x0)</text:p>
      <text:p text:style-name="P1"><text:s text:c="2"/>[177,1] = [](0x0)</text:p>
      <text:p text:style-name="P1"><text:s text:c="2"/>[178,1] = [](0x0)</text:p>
      <text:p text:style-name="P1"><text:s text:c="2"/>[179,1] = [](0x0)</text:p>
      <text:p text:style-name="P1"><text:s text:c="2"/>[180,1] = [](0x0)</text:p>
      <text:p text:style-name="P1"><text:s text:c="2"/>[181,1] = [](0x0)</text:p>
      <text:p text:style-name="P1"><text:s text:c="2"/>[182,1] = [](0x0)</text:p>
      <text:p text:style-name="P1"><text:s text:c="2"/>[183,1] = [](0x0)</text:p>
      <text:p text:style-name="P1"><text:s text:c="2"/>[184,1] = [](0x0)</text:p>
      <text:p text:style-name="P1"><text:s text:c="2"/>[185,1] = [](0x0)</text:p>
      <text:p text:style-name="P1"><text:s text:c="2"/>[186,1] = [](0x0)</text:p>
      <text:p text:style-name="P1"><text:s text:c="2"/>[187,1] = [](0x0)</text:p>
      <text:p text:style-name="P1"><text:s text:c="2"/>[188,1] = [](0x0)</text:p>
      <text:p text:style-name="P1"><text:s text:c="2"/>[189,1] = [](0x0)</text:p>
      <text:p text:style-name="P1"><text:s text:c="2"/>[190,1] = [](0x0)</text:p>
      <text:p text:style-name="P1"><text:s text:c="2"/>[191,1] = [](0x0)</text:p>
      <text:p text:style-name="P1"><text:s text:c="2"/>[192,1] = [](0x0)</text:p>
      <text:p text:style-name="P1"><text:s text:c="2"/>[193,1] = [](0x0)</text:p>
      <text:p text:style-name="P1"><text:s text:c="2"/>[194,1] = [](0x0)</text:p>
      <text:p text:style-name="P1"><text:s text:c="2"/>[195,1] = [](0x0)</text:p>
      <text:p text:style-name="P1"><text:s text:c="2"/>[196,1] = [](0x0)</text:p>
      <text:p text:style-name="P1"><text:s text:c="2"/>[197,1] = [](0x0)</text:p>
      <text:p text:style-name="P1"><text:s text:c="2"/>[198,1] = [](0x0)</text:p>
      <text:p text:style-name="P1"><text:s text:c="2"/>[199,1] = [](0x0)</text:p>
      <text:p text:style-name="P1"><text:s text:c="2"/>[200,1] = [](0x0)</text:p>
      <text:p text:style-name="P1"><text:s text:c="2"/>[201,1] = [](0x0)</text:p>
      <text:p text:style-name="P1"><text:s text:c="2"/>[202,1] = [](0x0)</text:p>
      <text:p text:style-name="P1"><text:s text:c="2"/>[203,1] = [](0x0)</text:p>
      <text:p text:style-name="P1"><text:soft-page-break/><text:s text:c="2"/>[204,1] = [](0x0)</text:p>
      <text:p text:style-name="P1"><text:s text:c="2"/>[205,1] = [](0x0)</text:p>
      <text:p text:style-name="P1"><text:s text:c="2"/>[206,1] = [](0x0)</text:p>
      <text:p text:style-name="P1"><text:s text:c="2"/>[207,1] = [](0x0)</text:p>
      <text:p text:style-name="P1"><text:s text:c="2"/>[208,1] = [](0x0)</text:p>
      <text:p text:style-name="P1"><text:s text:c="2"/>[209,1] = [](0x0)</text:p>
      <text:p text:style-name="P1"><text:s text:c="2"/>[210,1] = [](0x0)</text:p>
      <text:p text:style-name="P1"><text:s text:c="2"/>[211,1] = [](0x0)</text:p>
      <text:p text:style-name="P1"><text:s text:c="2"/>[212,1] = [](0x0)</text:p>
      <text:p text:style-name="P1"><text:s text:c="2"/>[213,1] = [](0x0)</text:p>
      <text:p text:style-name="P1"><text:s text:c="2"/>[214,1] = [](0x0)</text:p>
      <text:p text:style-name="P1"><text:s text:c="2"/>[215,1] = [](0x0)</text:p>
      <text:p text:style-name="P1"><text:s text:c="2"/>[216,1] = [](0x0)</text:p>
      <text:p text:style-name="P1"><text:s text:c="2"/>[217,1] = [](0x0)</text:p>
      <text:p text:style-name="P1"><text:s text:c="2"/>[218,1] = [](0x0)</text:p>
      <text:p text:style-name="P1"><text:s text:c="2"/>[219,1] = [](0x0)</text:p>
      <text:p text:style-name="P1"><text:s text:c="2"/>[220,1] = [](0x0)</text:p>
      <text:p text:style-name="P1"><text:s text:c="2"/>[221,1] = [](0x0)</text:p>
      <text:p text:style-name="P1"><text:s text:c="2"/>[222,1] = [](0x0)</text:p>
      <text:p text:style-name="P1"><text:s text:c="2"/>[223,1] = [](0x0)</text:p>
      <text:p text:style-name="P1"><text:s text:c="2"/>[224,1] = [](0x0)</text:p>
      <text:p text:style-name="P1"><text:s text:c="2"/>[225,1] = [](0x0)</text:p>
      <text:p text:style-name="P1"><text:s text:c="2"/>[226,1] = [](0x0)</text:p>
      <text:p text:style-name="P1"><text:s text:c="2"/>[227,1] = [](0x0)</text:p>
      <text:p text:style-name="P1"><text:s text:c="2"/>[228,1] = [](0x0)</text:p>
      <text:p text:style-name="P1"><text:s text:c="2"/>[229,1] = [](0x0)</text:p>
      <text:p text:style-name="P1"><text:s text:c="2"/>[230,1] = [](0x0)</text:p>
      <text:p text:style-name="P1"><text:s text:c="2"/>[231,1] = [](0x0)</text:p>
      <text:p text:style-name="P1"><text:s text:c="2"/>[232,1] = [](0x0)</text:p>
      <text:p text:style-name="P1"><text:s text:c="2"/>[233,1] = [](0x0)</text:p>
      <text:p text:style-name="P1"><text:s text:c="2"/>[234,1] = [](0x0)</text:p>
      <text:p text:style-name="P1"><text:s text:c="2"/>[235,1] = [](0x0)</text:p>
      <text:p text:style-name="P1"><text:s text:c="2"/>[236,1] = [](0x0)</text:p>
      <text:p text:style-name="P1"><text:s text:c="2"/>[237,1] = [](0x0)</text:p>
      <text:p text:style-name="P1"><text:s text:c="2"/>[238,1] = [](0x0)</text:p>
      <text:p text:style-name="P1"><text:s text:c="2"/>[239,1] = [](0x0)</text:p>
      <text:p text:style-name="P1"><text:s text:c="2"/>[240,1] = [](0x0)</text:p>
      <text:p text:style-name="P1"><text:s text:c="2"/>[241,1] = [](0x0)</text:p>
      <text:p text:style-name="P1"><text:s text:c="2"/>[242,1] = [](0x0)</text:p>
      <text:p text:style-name="P1"><text:s text:c="2"/>[243,1] = [](0x0)</text:p>
      <text:p text:style-name="P1"><text:s text:c="2"/>[244,1] = [](0x0)</text:p>
      <text:p text:style-name="P1"><text:s text:c="2"/>[245,1] = [](0x0)</text:p>
      <text:p text:style-name="P1"><text:s text:c="2"/>[246,1] = [](0x0)</text:p>
      <text:p text:style-name="P1"><text:s text:c="2"/>[247,1] = [](0x0)</text:p>
      <text:p text:style-name="P1"><text:s text:c="2"/>[248,1] = [](0x0)</text:p>
      <text:p text:style-name="P1"><text:s text:c="2"/>[249,1] = [](0x0)</text:p>
      <text:p text:style-name="P1"><text:s text:c="2"/>[250,1] = [](0x0)</text:p>
      <text:p text:style-name="P1"><text:s text:c="2"/>[251,1] = [](0x0)</text:p>
      <text:p text:style-name="P1"><text:s text:c="2"/>[252,1] = [](0x0)</text:p>
      <text:p text:style-name="P1"><text:s text:c="2"/>[253,1] = [](0x0)</text:p>
      <text:p text:style-name="P1"><text:s text:c="2"/>[254,1] = [](0x0)</text:p>
      <text:p text:style-name="P1"><text:s text:c="2"/>[255,1] = [](0x0)</text:p>
      <text:p text:style-name="P1"><text:soft-page-break/><text:s text:c="2"/>[256,1] = [](0x0)</text:p>
      <text:p text:style-name="P1"><text:s text:c="2"/>[257,1] = [](0x0)</text:p>
      <text:p text:style-name="P1"><text:s text:c="2"/>[258,1] = [](0x0)</text:p>
      <text:p text:style-name="P1"><text:s text:c="2"/>[259,1] = [](0x0)</text:p>
      <text:p text:style-name="P1"><text:s text:c="2"/>[260,1] = [](0x0)</text:p>
      <text:p text:style-name="P1"><text:s text:c="2"/>[261,1] = [](0x0)</text:p>
      <text:p text:style-name="P1"><text:s text:c="2"/>[262,1] = [](0x0)</text:p>
      <text:p text:style-name="P1"><text:s text:c="2"/>[263,1] = [](0x0)</text:p>
      <text:p text:style-name="P1"><text:s text:c="2"/>[264,1] = [](0x0)</text:p>
      <text:p text:style-name="P1"><text:s text:c="2"/>[265,1] = [](0x0)</text:p>
      <text:p text:style-name="P1"><text:s text:c="2"/>[266,1] = [](0x0)</text:p>
      <text:p text:style-name="P1"><text:s text:c="2"/>[267,1] = [](0x0)</text:p>
      <text:p text:style-name="P1"><text:s text:c="2"/>[268,1] = [](0x0)</text:p>
      <text:p text:style-name="P1"><text:s text:c="2"/>[269,1] = [](0x0)</text:p>
      <text:p text:style-name="P1"><text:s text:c="2"/>[270,1] = [](0x0)</text:p>
      <text:p text:style-name="P1"><text:s text:c="2"/>[271,1] = [](0x0)</text:p>
      <text:p text:style-name="P1"><text:s text:c="2"/>[272,1] = [](0x0)</text:p>
      <text:p text:style-name="P1"><text:s text:c="2"/>[273,1] = [](0x0)</text:p>
      <text:p text:style-name="P1"><text:s text:c="2"/>[274,1] = [](0x0)</text:p>
      <text:p text:style-name="P1"><text:s text:c="2"/>[275,1] = [](0x0)</text:p>
      <text:p text:style-name="P1"><text:s text:c="2"/>[276,1] = [](0x0)</text:p>
      <text:p text:style-name="P1"><text:s text:c="2"/>[277,1] = [](0x0)</text:p>
      <text:p text:style-name="P1"><text:s text:c="2"/>[278,1] = [](0x0)</text:p>
      <text:p text:style-name="P1"><text:s text:c="2"/>[279,1] = [](0x0)</text:p>
      <text:p text:style-name="P1"><text:s text:c="2"/>[280,1] = [](0x0)</text:p>
      <text:p text:style-name="P1"><text:s text:c="2"/>[281,1] = [](0x0)</text:p>
      <text:p text:style-name="P1"><text:s text:c="2"/>[282,1] = [](0x0)</text:p>
      <text:p text:style-name="P1"><text:s text:c="2"/>[283,1] = [](0x0)</text:p>
      <text:p text:style-name="P1"><text:s text:c="2"/>[284,1] = [](0x0)</text:p>
      <text:p text:style-name="P1"><text:s text:c="2"/>[285,1] = [](0x0)</text:p>
      <text:p text:style-name="P1"><text:s text:c="2"/>[286,1] = [](0x0)</text:p>
      <text:p text:style-name="P1"><text:s text:c="2"/>[287,1] = [](0x0)</text:p>
      <text:p text:style-name="P1"><text:s text:c="2"/>[288,1] = [](0x0)</text:p>
      <text:p text:style-name="P1"><text:s text:c="2"/>[289,1] = [](0x0)</text:p>
      <text:p text:style-name="P1"><text:s text:c="2"/>[290,1] = [](0x0)</text:p>
      <text:p text:style-name="P1"><text:s text:c="2"/>[291,1] = [](0x0)</text:p>
      <text:p text:style-name="P1"><text:s text:c="2"/>[292,1] = [](0x0)</text:p>
      <text:p text:style-name="P1"><text:s text:c="2"/>[293,1] = [](0x0)</text:p>
      <text:p text:style-name="P1"><text:s text:c="2"/>[294,1] = [](0x0)</text:p>
      <text:p text:style-name="P1"><text:s text:c="2"/>[295,1] = [](0x0)</text:p>
      <text:p text:style-name="P1"><text:s text:c="2"/>[296,1] = [](0x0)</text:p>
      <text:p text:style-name="P1"><text:s text:c="2"/>[297,1] = [](0x0)</text:p>
      <text:p text:style-name="P1"><text:s text:c="2"/>[298,1] = [](0x0)</text:p>
      <text:p text:style-name="P1"><text:s text:c="2"/>[299,1] = [](0x0)</text:p>
      <text:p text:style-name="P1"><text:s text:c="2"/>[300,1] = [](0x0)</text:p>
      <text:p text:style-name="P1"><text:s text:c="2"/>[301,1] = [](0x0)</text:p>
      <text:p text:style-name="P1"><text:s text:c="2"/>[302,1] = [](0x0)</text:p>
      <text:p text:style-name="P1"><text:s text:c="2"/>[303,1] = [](0x0)</text:p>
      <text:p text:style-name="P1"><text:s text:c="2"/>[304,1] = [](0x0)</text:p>
      <text:p text:style-name="P1"><text:s text:c="2"/>[305,1] = [](0x0)</text:p>
      <text:p text:style-name="P1"><text:s text:c="2"/>[306,1] = [](0x0)</text:p>
      <text:p text:style-name="P1"><text:s text:c="2"/>[307,1] = [](0x0)</text:p>
      <text:p text:style-name="P1"><text:soft-page-break/><text:s text:c="2"/>[308,1] = [](0x0)</text:p>
      <text:p text:style-name="P1"><text:s text:c="2"/>[309,1] = [](0x0)</text:p>
      <text:p text:style-name="P1"><text:s text:c="2"/>[310,1] = [](0x0)</text:p>
      <text:p text:style-name="P1"><text:s text:c="2"/>[311,1] = [](0x0)</text:p>
      <text:p text:style-name="P1"><text:s text:c="2"/>[312,1] = [](0x0)</text:p>
      <text:p text:style-name="P1"><text:s text:c="2"/>[313,1] = [](0x0)</text:p>
      <text:p text:style-name="P1"><text:s text:c="2"/>[314,1] = [](0x0)</text:p>
      <text:p text:style-name="P1"><text:s text:c="2"/>[315,1] = [](0x0)</text:p>
      <text:p text:style-name="P1"><text:s text:c="2"/>[316,1] = [](0x0)</text:p>
      <text:p text:style-name="P1"><text:s text:c="2"/>[317,1] = [](0x0)</text:p>
      <text:p text:style-name="P1"><text:s text:c="2"/>[318,1] = [](0x0)</text:p>
      <text:p text:style-name="P1"><text:s text:c="2"/>[319,1] = [](0x0)</text:p>
      <text:p text:style-name="P1"><text:s text:c="2"/>[320,1] = [](0x0)</text:p>
      <text:p text:style-name="P1"><text:s text:c="2"/>[321,1] = [](0x0)</text:p>
      <text:p text:style-name="P1"><text:s text:c="2"/>[322,1] = [](0x0)</text:p>
      <text:p text:style-name="P1"><text:s text:c="2"/>[323,1] = [](0x0)</text:p>
      <text:p text:style-name="P1"><text:s text:c="2"/>[324,1] = [](0x0)</text:p>
      <text:p text:style-name="P1"><text:s text:c="2"/>[325,1] = [](0x0)</text:p>
      <text:p text:style-name="P1"><text:s text:c="2"/>[326,1] = [](0x0)</text:p>
      <text:p text:style-name="P1"><text:s text:c="2"/>[327,1] = [](0x0)</text:p>
      <text:p text:style-name="P1"><text:s text:c="2"/>[328,1] = [](0x0)</text:p>
      <text:p text:style-name="P1"><text:s text:c="2"/>[329,1] = [](0x0)</text:p>
      <text:p text:style-name="P1"><text:s text:c="2"/>[330,1] = [](0x0)</text:p>
      <text:p text:style-name="P1"><text:s text:c="2"/>[331,1] = [](0x0)</text:p>
      <text:p text:style-name="P1"><text:s text:c="2"/>[332,1] = [](0x0)</text:p>
      <text:p text:style-name="P1"><text:s text:c="2"/>[333,1] = [](0x0)</text:p>
      <text:p text:style-name="P1"><text:s text:c="2"/>[334,1] = [](0x0)</text:p>
      <text:p text:style-name="P1"><text:s text:c="2"/>[335,1] = [](0x0)</text:p>
      <text:p text:style-name="P1"><text:s text:c="2"/>[336,1] = [](0x0)</text:p>
      <text:p text:style-name="P1"><text:s text:c="2"/>[337,1] = [](0x0)</text:p>
      <text:p text:style-name="P1"><text:s text:c="2"/>[338,1] = [](0x0)</text:p>
      <text:p text:style-name="P1"><text:s text:c="2"/>[339,1] = [](0x0)</text:p>
      <text:p text:style-name="P1"><text:s text:c="2"/>[340,1] = [](0x0)</text:p>
      <text:p text:style-name="P1"><text:s text:c="2"/>[341,1] = [](0x0)</text:p>
      <text:p text:style-name="P1"><text:s text:c="2"/>[342,1] = [](0x0)</text:p>
      <text:p text:style-name="P1"><text:s text:c="2"/>[343,1] = [](0x0)</text:p>
      <text:p text:style-name="P1"><text:s text:c="2"/>[344,1] = [](0x0)</text:p>
      <text:p text:style-name="P1"><text:s text:c="2"/>[345,1] = [](0x0)</text:p>
      <text:p text:style-name="P1"><text:s text:c="2"/>[346,1] = [](0x0)</text:p>
      <text:p text:style-name="P1"><text:s text:c="2"/>[347,1] = [](0x0)</text:p>
      <text:p text:style-name="P1"><text:s text:c="2"/>[348,1] = [](0x0)</text:p>
      <text:p text:style-name="P1"><text:s text:c="2"/>[349,1] = [](0x0)</text:p>
      <text:p text:style-name="P1"><text:s text:c="2"/>[350,1] = [](0x0)</text:p>
      <text:p text:style-name="P1"><text:s text:c="2"/>[351,1] = [](0x0)</text:p>
      <text:p text:style-name="P1"><text:s text:c="2"/>[352,1] = [](0x0)</text:p>
      <text:p text:style-name="P1"><text:s text:c="2"/>[353,1] = [](0x0)</text:p>
      <text:p text:style-name="P1"><text:s text:c="2"/>[354,1] = [](0x0)</text:p>
      <text:p text:style-name="P1"><text:s text:c="2"/>[355,1] = [](0x0)</text:p>
      <text:p text:style-name="P1"><text:s text:c="2"/>[356,1] = [](0x0)</text:p>
      <text:p text:style-name="P1"><text:s text:c="2"/>[357,1] = [](0x0)</text:p>
      <text:p text:style-name="P1"><text:s text:c="2"/>[358,1] = [](0x0)</text:p>
      <text:p text:style-name="P1"><text:s text:c="2"/>[359,1] = [](0x0)</text:p>
      <text:p text:style-name="P1"><text:soft-page-break/><text:s text:c="2"/>[360,1] = [](0x0)</text:p>
      <text:p text:style-name="P1"><text:s text:c="2"/>[361,1] = [](0x0)</text:p>
      <text:p text:style-name="P1"><text:s text:c="2"/>[362,1] = [](0x0)</text:p>
      <text:p text:style-name="P1"><text:s text:c="2"/>[363,1] = [](0x0)</text:p>
      <text:p text:style-name="P1"><text:s text:c="2"/>[364,1] = [](0x0)</text:p>
      <text:p text:style-name="P1"><text:s text:c="2"/>[365,1] = [](0x0)</text:p>
      <text:p text:style-name="P1"><text:s text:c="2"/>[366,1] = [](0x0)</text:p>
      <text:p text:style-name="P1"><text:s text:c="2"/>[367,1] = [](0x0)</text:p>
      <text:p text:style-name="P1"><text:s text:c="2"/>[368,1] = [](0x0)</text:p>
      <text:p text:style-name="P1"><text:s text:c="2"/>[369,1] = [](0x0)</text:p>
      <text:p text:style-name="P1"><text:s text:c="2"/>[370,1] = [](0x0)</text:p>
      <text:p text:style-name="P1"><text:s text:c="2"/>[371,1] = [](0x0)</text:p>
      <text:p text:style-name="P1"><text:s text:c="2"/>[372,1] = [](0x0)</text:p>
      <text:p text:style-name="P1"><text:s text:c="2"/>[373,1] = [](0x0)</text:p>
      <text:p text:style-name="P1"><text:s text:c="2"/>[374,1] = [](0x0)</text:p>
      <text:p text:style-name="P1"><text:s text:c="2"/>[375,1] = [](0x0)</text:p>
      <text:p text:style-name="P1"><text:s text:c="2"/>[376,1] = [](0x0)</text:p>
      <text:p text:style-name="P1"><text:s text:c="2"/>[377,1] = [](0x0)</text:p>
      <text:p text:style-name="P1"><text:s text:c="2"/>[378,1] = [](0x0)</text:p>
      <text:p text:style-name="P1"><text:s text:c="2"/>[379,1] = [](0x0)</text:p>
      <text:p text:style-name="P1"><text:s text:c="2"/>[380,1] = [](0x0)</text:p>
      <text:p text:style-name="P1"><text:s text:c="2"/>[381,1] = [](0x0)</text:p>
      <text:p text:style-name="P1"><text:s text:c="2"/>[382,1] = [](0x0)</text:p>
      <text:p text:style-name="P1"><text:s text:c="2"/>[383,1] = [](0x0)</text:p>
      <text:p text:style-name="P1"><text:s text:c="2"/>[384,1] = [](0x0)</text:p>
      <text:p text:style-name="P1"><text:s text:c="2"/>[385,1] = [](0x0)</text:p>
      <text:p text:style-name="P1"><text:s text:c="2"/>[386,1] = [](0x0)</text:p>
      <text:p text:style-name="P1"><text:s text:c="2"/>[387,1] = [](0x0)</text:p>
      <text:p text:style-name="P1"><text:s text:c="2"/>[388,1] = [](0x0)</text:p>
      <text:p text:style-name="P1"><text:s text:c="2"/>[389,1] = [](0x0)</text:p>
      <text:p text:style-name="P1"><text:s text:c="2"/>[390,1] = [](0x0)</text:p>
      <text:p text:style-name="P1"><text:s text:c="2"/>[391,1] = [](0x0)</text:p>
      <text:p text:style-name="P1"><text:s text:c="2"/>[392,1] = [](0x0)</text:p>
      <text:p text:style-name="P1"><text:s text:c="2"/>[393,1] = [](0x0)</text:p>
      <text:p text:style-name="P1"><text:s text:c="2"/>[394,1] = [](0x0)</text:p>
      <text:p text:style-name="P1"><text:s text:c="2"/>[395,1] = [](0x0)</text:p>
      <text:p text:style-name="P1"><text:s text:c="2"/>[396,1] = [](0x0)</text:p>
      <text:p text:style-name="P1"><text:s text:c="2"/>[397,1] = [](0x0)</text:p>
      <text:p text:style-name="P1"><text:s text:c="2"/>[398,1] = [](0x0)</text:p>
      <text:p text:style-name="P1"><text:s text:c="2"/>[399,1] = [](0x0)</text:p>
      <text:p text:style-name="P1"><text:s text:c="2"/>[400,1] = [](0x0)</text:p>
      <text:p text:style-name="P1"><text:s text:c="2"/>[401,1] = [](0x0)</text:p>
      <text:p text:style-name="P1"><text:s text:c="2"/>[402,1] = [](0x0)</text:p>
      <text:p text:style-name="P1"><text:s text:c="2"/>[403,1] = [](0x0)</text:p>
      <text:p text:style-name="P1"><text:s text:c="2"/>[404,1] = [](0x0)</text:p>
      <text:p text:style-name="P1"><text:s text:c="2"/>[405,1] = [](0x0)</text:p>
      <text:p text:style-name="P1"><text:s text:c="2"/>[406,1] = [](0x0)</text:p>
      <text:p text:style-name="P1"><text:s text:c="2"/>[407,1] = [](0x0)</text:p>
      <text:p text:style-name="P1"><text:s text:c="2"/>[408,1] = [](0x0)</text:p>
      <text:p text:style-name="P1"><text:s text:c="2"/>[409,1] = [](0x0)</text:p>
      <text:p text:style-name="P1"><text:s text:c="2"/>[410,1] = [](0x0)</text:p>
      <text:p text:style-name="P1"><text:s text:c="2"/>[411,1] = [](0x0)</text:p>
      <text:p text:style-name="P1"><text:soft-page-break/><text:s text:c="2"/>[412,1] = [](0x0)</text:p>
      <text:p text:style-name="P1"><text:s text:c="2"/>[413,1] = [](0x0)</text:p>
      <text:p text:style-name="P1"><text:s text:c="2"/>[414,1] = [](0x0)</text:p>
      <text:p text:style-name="P1"><text:s text:c="2"/>[415,1] = [](0x0)</text:p>
      <text:p text:style-name="P1"><text:s text:c="2"/>[416,1] = [](0x0)</text:p>
      <text:p text:style-name="P1"><text:s text:c="2"/>[417,1] = [](0x0)</text:p>
      <text:p text:style-name="P1"><text:s text:c="2"/>[418,1] = [](0x0)</text:p>
      <text:p text:style-name="P1"><text:s text:c="2"/>[419,1] = [](0x0)</text:p>
      <text:p text:style-name="P1"><text:s text:c="2"/>[420,1] = [](0x0)</text:p>
      <text:p text:style-name="P1"><text:s text:c="2"/>[421,1] = [](0x0)</text:p>
      <text:p text:style-name="P1"><text:s text:c="2"/>[422,1] = [](0x0)</text:p>
      <text:p text:style-name="P1"><text:s text:c="2"/>[423,1] = [](0x0)</text:p>
      <text:p text:style-name="P1"><text:s text:c="2"/>[424,1] = [](0x0)</text:p>
      <text:p text:style-name="P1"><text:s text:c="2"/>[425,1] = [](0x0)</text:p>
      <text:p text:style-name="P1"><text:s text:c="2"/>[426,1] = [](0x0)</text:p>
      <text:p text:style-name="P1"><text:s text:c="2"/>[427,1] = [](0x0)</text:p>
      <text:p text:style-name="P1"><text:s text:c="2"/>[428,1] = [](0x0)</text:p>
      <text:p text:style-name="P1"><text:s text:c="2"/>[429,1] = [](0x0)</text:p>
      <text:p text:style-name="P1"><text:s text:c="2"/>[430,1] = [](0x0)</text:p>
      <text:p text:style-name="P1"><text:s text:c="2"/>[431,1] = [](0x0)</text:p>
      <text:p text:style-name="P1"><text:s text:c="2"/>[432,1] = [](0x0)</text:p>
      <text:p text:style-name="P1"><text:s text:c="2"/>[433,1] = [](0x0)</text:p>
      <text:p text:style-name="P1"><text:s text:c="2"/>[434,1] = [](0x0)</text:p>
      <text:p text:style-name="P1"><text:s text:c="2"/>[435,1] = [](0x0)</text:p>
      <text:p text:style-name="P1"><text:s text:c="2"/>[436,1] = [](0x0)</text:p>
      <text:p text:style-name="P1"><text:s text:c="2"/>[437,1] = [](0x0)</text:p>
      <text:p text:style-name="P1"><text:s text:c="2"/>[438,1] = [](0x0)</text:p>
      <text:p text:style-name="P1"><text:s text:c="2"/>[439,1] = [](0x0)</text:p>
      <text:p text:style-name="P1"><text:s text:c="2"/>[440,1] = [](0x0)</text:p>
      <text:p text:style-name="P1"><text:s text:c="2"/>[441,1] = [](0x0)</text:p>
      <text:p text:style-name="P1"><text:s text:c="2"/>[442,1] = [](0x0)</text:p>
      <text:p text:style-name="P1"><text:s text:c="2"/>[443,1] = [](0x0)</text:p>
      <text:p text:style-name="P1"><text:s text:c="2"/>[444,1] = [](0x0)</text:p>
      <text:p text:style-name="P1"><text:s text:c="2"/>[445,1] = [](0x0)</text:p>
      <text:p text:style-name="P1"><text:s text:c="2"/>[446,1] = [](0x0)</text:p>
      <text:p text:style-name="P1"><text:s text:c="2"/>[447,1] = [](0x0)</text:p>
      <text:p text:style-name="P1"><text:s text:c="2"/>[448,1] = [](0x0)</text:p>
      <text:p text:style-name="P1"><text:s text:c="2"/>[449,1] = [](0x0)</text:p>
      <text:p text:style-name="P1"><text:s text:c="2"/>[450,1] = [](0x0)</text:p>
      <text:p text:style-name="P1"><text:s text:c="2"/>[451,1] = [](0x0)</text:p>
      <text:p text:style-name="P1"><text:s text:c="2"/>[452,1] = [](0x0)</text:p>
      <text:p text:style-name="P1"><text:s text:c="2"/>[453,1] = [](0x0)</text:p>
      <text:p text:style-name="P1"><text:s text:c="2"/>[454,1] = [](0x0)</text:p>
      <text:p text:style-name="P1"><text:s text:c="2"/>[455,1] = [](0x0)</text:p>
      <text:p text:style-name="P1"><text:s text:c="2"/>[456,1] = [](0x0)</text:p>
      <text:p text:style-name="P1"><text:s text:c="2"/>[457,1] = [](0x0)</text:p>
      <text:p text:style-name="P1"><text:s text:c="2"/>[458,1] = [](0x0)</text:p>
      <text:p text:style-name="P1"><text:s text:c="2"/>[459,1] = [](0x0)</text:p>
      <text:p text:style-name="P1"><text:s text:c="2"/>[460,1] = [](0x0)</text:p>
      <text:p text:style-name="P1"><text:s text:c="2"/>[461,1] = [](0x0)</text:p>
      <text:p text:style-name="P1"><text:s text:c="2"/>[462,1] = [](0x0)</text:p>
      <text:p text:style-name="P1"><text:s text:c="2"/>[463,1] = [](0x0)</text:p>
      <text:p text:style-name="P1"><text:soft-page-break/><text:s text:c="2"/>[464,1] = [](0x0)</text:p>
      <text:p text:style-name="P1"><text:s text:c="2"/>[465,1] = [](0x0)</text:p>
      <text:p text:style-name="P1"><text:s text:c="2"/>[466,1] = [](0x0)</text:p>
      <text:p text:style-name="P1"><text:s text:c="2"/>[467,1] = [](0x0)</text:p>
      <text:p text:style-name="P1"><text:s text:c="2"/>[468,1] = [](0x0)</text:p>
      <text:p text:style-name="P1"><text:s text:c="2"/>[469,1] = [](0x0)</text:p>
      <text:p text:style-name="P1"><text:s text:c="2"/>[470,1] = [](0x0)</text:p>
      <text:p text:style-name="P1"><text:s text:c="2"/>[471,1] = [](0x0)</text:p>
      <text:p text:style-name="P1"><text:s text:c="2"/>[472,1] = [](0x0)</text:p>
      <text:p text:style-name="P1"><text:s text:c="2"/>[473,1] = [](0x0)</text:p>
      <text:p text:style-name="P1"><text:s text:c="2"/>[474,1] = [](0x0)</text:p>
      <text:p text:style-name="P1"><text:s text:c="2"/>[475,1] = [](0x0)</text:p>
      <text:p text:style-name="P1"><text:s text:c="2"/>[476,1] = [](0x0)</text:p>
      <text:p text:style-name="P1"><text:s text:c="2"/>[477,1] = [](0x0)</text:p>
      <text:p text:style-name="P1"><text:s text:c="2"/>[478,1] = [](0x0)</text:p>
      <text:p text:style-name="P1"><text:s text:c="2"/>[479,1] = [](0x0)</text:p>
      <text:p text:style-name="P1"><text:s text:c="2"/>[480,1] = [](0x0)</text:p>
      <text:p text:style-name="P1"><text:s text:c="2"/>[481,1] = [](0x0)</text:p>
      <text:p text:style-name="P1"><text:s text:c="2"/>[482,1] = [](0x0)</text:p>
      <text:p text:style-name="P1"><text:s text:c="2"/>[483,1] = [](0x0)</text:p>
      <text:p text:style-name="P1"><text:s text:c="2"/>[484,1] = [](0x0)</text:p>
      <text:p text:style-name="P1"><text:s text:c="2"/>[485,1] = [](0x0)</text:p>
      <text:p text:style-name="P1"><text:s text:c="2"/>[486,1] = [](0x0)</text:p>
      <text:p text:style-name="P1"><text:s text:c="2"/>[487,1] = [](0x0)</text:p>
      <text:p text:style-name="P1"><text:s text:c="2"/>[488,1] = [](0x0)</text:p>
      <text:p text:style-name="P1"><text:s text:c="2"/>[489,1] = [](0x0)</text:p>
      <text:p text:style-name="P1"><text:s text:c="2"/>[490,1] = [](0x0)</text:p>
      <text:p text:style-name="P1"><text:s text:c="2"/>[491,1] = [](0x0)</text:p>
      <text:p text:style-name="P1"><text:s text:c="2"/>[492,1] = [](0x0)</text:p>
      <text:p text:style-name="P1"><text:s text:c="2"/>[493,1] = [](0x0)</text:p>
      <text:p text:style-name="P1"><text:s text:c="2"/>[494,1] = [](0x0)</text:p>
      <text:p text:style-name="P1"><text:s text:c="2"/>[495,1] = [](0x0)</text:p>
      <text:p text:style-name="P1"><text:s text:c="2"/>[496,1] = [](0x0)</text:p>
      <text:p text:style-name="P1"><text:s text:c="2"/>[497,1] = [](0x0)</text:p>
      <text:p text:style-name="P1"><text:s text:c="2"/>[498,1] = [](0x0)</text:p>
      <text:p text:style-name="P1"><text:s text:c="2"/>[499,1] = [](0x0)</text:p>
      <text:p text:style-name="P1"><text:s text:c="2"/>[500,1] = [](0x0)</text:p>
      <text:p text:style-name="P1"><text:s text:c="2"/>[501,1] = [](0x0)</text:p>
      <text:p text:style-name="P1"><text:s text:c="2"/>[502,1] = [](0x0)</text:p>
      <text:p text:style-name="P1"><text:s text:c="2"/>[503,1] = [](0x0)</text:p>
      <text:p text:style-name="P1"><text:s text:c="2"/>[504,1] = [](0x0)</text:p>
      <text:p text:style-name="P1"><text:s text:c="2"/>[505,1] = [](0x0)</text:p>
      <text:p text:style-name="P1"><text:s text:c="2"/>[506,1] = [](0x0)</text:p>
      <text:p text:style-name="P1"><text:s text:c="2"/>[507,1] = [](0x0)</text:p>
      <text:p text:style-name="P1"><text:s text:c="2"/>[508,1] = [](0x0)</text:p>
      <text:p text:style-name="P1"><text:s text:c="2"/>[509,1] = [](0x0)</text:p>
      <text:p text:style-name="P1"><text:s text:c="2"/>[510,1] = [](0x0)</text:p>
      <text:p text:style-name="P1"><text:s text:c="2"/>[511,1] = [](0x0)</text:p>
      <text:p text:style-name="P1"><text:s text:c="2"/>[512,1] = [](0x0)</text:p>
      <text:p text:style-name="P1"><text:s text:c="2"/>[513,1] = [](0x0)</text:p>
      <text:p text:style-name="P1"><text:s text:c="2"/>[514,1] = [](0x0)</text:p>
      <text:p text:style-name="P1"><text:s text:c="2"/>[515,1] = [](0x0)</text:p>
      <text:p text:style-name="P1"><text:soft-page-break/><text:s text:c="2"/>[516,1] = [](0x0)</text:p>
      <text:p text:style-name="P1"><text:s text:c="2"/>[517,1] = [](0x0)</text:p>
      <text:p text:style-name="P1"><text:s text:c="2"/>[518,1] = [](0x0)</text:p>
      <text:p text:style-name="P1"><text:s text:c="2"/>[519,1] = [](0x0)</text:p>
      <text:p text:style-name="P1"><text:s text:c="2"/>[520,1] = [](0x0)</text:p>
      <text:p text:style-name="P1"><text:s text:c="2"/>[521,1] = [](0x0)</text:p>
      <text:p text:style-name="P1"><text:s text:c="2"/>[522,1] = [](0x0)</text:p>
      <text:p text:style-name="P1"><text:s text:c="2"/>[523,1] = [](0x0)</text:p>
      <text:p text:style-name="P1"><text:s text:c="2"/>[524,1] = [](0x0)</text:p>
      <text:p text:style-name="P1"><text:s text:c="2"/>[525,1] = [](0x0)</text:p>
      <text:p text:style-name="P1"><text:s text:c="2"/>[526,1] = [](0x0)</text:p>
      <text:p text:style-name="P1"><text:s text:c="2"/>[527,1] = [](0x0)</text:p>
      <text:p text:style-name="P1"><text:s text:c="2"/>[528,1] = [](0x0)</text:p>
      <text:p text:style-name="P1"><text:s text:c="2"/>[529,1] = [](0x0)</text:p>
      <text:p text:style-name="P1"><text:s text:c="2"/>[530,1] = [](0x0)</text:p>
      <text:p text:style-name="P1"><text:s text:c="2"/>[531,1] = [](0x0)</text:p>
      <text:p text:style-name="P1"><text:s text:c="2"/>[532,1] = [](0x0)</text:p>
      <text:p text:style-name="P1"><text:s text:c="2"/>[533,1] = [](0x0)</text:p>
      <text:p text:style-name="P1"><text:s text:c="2"/>[534,1] = [](0x0)</text:p>
      <text:p text:style-name="P1"><text:s text:c="2"/>[535,1] = [](0x0)</text:p>
      <text:p text:style-name="P1"><text:s text:c="2"/>[536,1] = [](0x0)</text:p>
      <text:p text:style-name="P1"><text:s text:c="2"/>[537,1] = [](0x0)</text:p>
      <text:p text:style-name="P1"><text:s text:c="2"/>[538,1] = [](0x0)</text:p>
      <text:p text:style-name="P1"><text:s text:c="2"/>[539,1] = [](0x0)</text:p>
      <text:p text:style-name="P1"><text:s text:c="2"/>[540,1] = [](0x0)</text:p>
      <text:p text:style-name="P1"><text:s text:c="2"/>[541,1] = [](0x0)</text:p>
      <text:p text:style-name="P1"><text:s text:c="2"/>[542,1] = [](0x0)</text:p>
      <text:p text:style-name="P1"><text:s text:c="2"/>[543,1] = [](0x0)</text:p>
      <text:p text:style-name="P1"><text:s text:c="2"/>[544,1] = [](0x0)</text:p>
      <text:p text:style-name="P1"><text:s text:c="2"/>[545,1] = [](0x0)</text:p>
      <text:p text:style-name="P1"><text:s text:c="2"/>[546,1] = [](0x0)</text:p>
      <text:p text:style-name="P1"><text:s text:c="2"/>[547,1] = [](0x0)</text:p>
      <text:p text:style-name="P1"><text:s text:c="2"/>[548,1] = [](0x0)</text:p>
      <text:p text:style-name="P1"><text:s text:c="2"/>[549,1] = [](0x0)</text:p>
      <text:p text:style-name="P1"><text:s text:c="2"/>[550,1] = [](0x0)</text:p>
      <text:p text:style-name="P1"><text:s text:c="2"/>[551,1] = [](0x0)</text:p>
      <text:p text:style-name="P1"><text:s text:c="2"/>[552,1] = [](0x0)</text:p>
      <text:p text:style-name="P1"><text:s text:c="2"/>[553,1] = [](0x0)</text:p>
      <text:p text:style-name="P1"><text:s text:c="2"/>[554,1] = [](0x0)</text:p>
      <text:p text:style-name="P1"><text:s text:c="2"/>[555,1] = [](0x0)</text:p>
      <text:p text:style-name="P1"><text:s text:c="2"/>[556,1] = [](0x0)</text:p>
      <text:p text:style-name="P1"><text:s text:c="2"/>[557,1] = [](0x0)</text:p>
      <text:p text:style-name="P1"><text:s text:c="2"/>[558,1] = [](0x0)</text:p>
      <text:p text:style-name="P1"><text:s text:c="2"/>[559,1] = [](0x0)</text:p>
      <text:p text:style-name="P1"><text:s text:c="2"/>[560,1] = [](0x0)</text:p>
      <text:p text:style-name="P1"><text:s text:c="2"/>[561,1] = [](0x0)</text:p>
      <text:p text:style-name="P1"><text:s text:c="2"/>[562,1] = [](0x0)</text:p>
      <text:p text:style-name="P1"><text:s text:c="2"/>[563,1] = [](0x0)</text:p>
      <text:p text:style-name="P1"><text:s text:c="2"/>[564,1] = [](0x0)</text:p>
      <text:p text:style-name="P1"><text:s text:c="2"/>[565,1] = [](0x0)</text:p>
      <text:p text:style-name="P1"><text:s text:c="2"/>[566,1] = [](0x0)</text:p>
      <text:p text:style-name="P1"><text:s text:c="2"/>[567,1] = [](0x0)</text:p>
      <text:p text:style-name="P1"><text:soft-page-break/><text:s text:c="2"/>[568,1] = [](0x0)</text:p>
      <text:p text:style-name="P1"><text:s text:c="2"/>[569,1] = [](0x0)</text:p>
      <text:p text:style-name="P1"><text:s text:c="2"/>[570,1] = [](0x0)</text:p>
      <text:p text:style-name="P1"><text:s text:c="2"/>[571,1] = [](0x0)</text:p>
      <text:p text:style-name="P1"><text:s text:c="2"/>[572,1] = [](0x0)</text:p>
      <text:p text:style-name="P1"><text:s text:c="2"/>[573,1] = [](0x0)</text:p>
      <text:p text:style-name="P1"><text:s text:c="2"/>[574,1] = [](0x0)</text:p>
      <text:p text:style-name="P1"><text:s text:c="2"/>[575,1] = [](0x0)</text:p>
      <text:p text:style-name="P1"><text:s text:c="2"/>[576,1] = [](0x0)</text:p>
      <text:p text:style-name="P1"><text:s text:c="2"/>[577,1] = [](0x0)</text:p>
      <text:p text:style-name="P1"><text:s text:c="2"/>[578,1] = [](0x0)</text:p>
      <text:p text:style-name="P1"><text:s text:c="2"/>[579,1] = [](0x0)</text:p>
      <text:p text:style-name="P1"><text:s text:c="2"/>[580,1] = [](0x0)</text:p>
      <text:p text:style-name="P1"><text:s text:c="2"/>[581,1] = [](0x0)</text:p>
      <text:p text:style-name="P1"><text:s text:c="2"/>[582,1] = [](0x0)</text:p>
      <text:p text:style-name="P1"><text:s text:c="2"/>[583,1] = [](0x0)</text:p>
      <text:p text:style-name="P1"><text:s text:c="2"/>[584,1] = [](0x0)</text:p>
      <text:p text:style-name="P1"><text:s text:c="2"/>[585,1] = [](0x0)</text:p>
      <text:p text:style-name="P1"><text:s text:c="2"/>[586,1] = [](0x0)</text:p>
      <text:p text:style-name="P1"><text:s text:c="2"/>[587,1] = [](0x0)</text:p>
      <text:p text:style-name="P1"><text:s text:c="2"/>[588,1] = [](0x0)</text:p>
      <text:p text:style-name="P1"><text:s text:c="2"/>[589,1] = [](0x0)</text:p>
      <text:p text:style-name="P1"><text:s text:c="2"/>[590,1] = [](0x0)</text:p>
      <text:p text:style-name="P1"><text:s text:c="2"/>[591,1] = [](0x0)</text:p>
      <text:p text:style-name="P1"><text:s text:c="2"/>[592,1] = [](0x0)</text:p>
      <text:p text:style-name="P1"><text:s text:c="2"/>[593,1] = [](0x0)</text:p>
      <text:p text:style-name="P1"><text:s text:c="2"/>[594,1] = [](0x0)</text:p>
      <text:p text:style-name="P1"><text:s text:c="2"/>[595,1] = [](0x0)</text:p>
      <text:p text:style-name="P1"><text:s text:c="2"/>[596,1] = [](0x0)</text:p>
      <text:p text:style-name="P1"><text:s text:c="2"/>[597,1] = [](0x0)</text:p>
      <text:p text:style-name="P1"><text:s text:c="2"/>[598,1] = [](0x0)</text:p>
      <text:p text:style-name="P1"><text:s text:c="2"/>[599,1] = [](0x0)</text:p>
      <text:p text:style-name="P1"><text:s text:c="2"/>[600,1] = [](0x0)</text:p>
      <text:p text:style-name="P1"><text:s text:c="2"/>[601,1] = [](0x0)</text:p>
      <text:p text:style-name="P1"><text:s text:c="2"/>[602,1] = [](0x0)</text:p>
      <text:p text:style-name="P1"><text:s text:c="2"/>[603,1] = [](0x0)</text:p>
      <text:p text:style-name="P1"><text:s text:c="2"/>[604,1] = [](0x0)</text:p>
      <text:p text:style-name="P1"><text:s text:c="2"/>[605,1] = [](0x0)</text:p>
      <text:p text:style-name="P1"><text:s text:c="2"/>[606,1] = [](0x0)</text:p>
      <text:p text:style-name="P1"><text:s text:c="2"/>[607,1] = [](0x0)</text:p>
      <text:p text:style-name="P1"><text:s text:c="2"/>[608,1] = [](0x0)</text:p>
      <text:p text:style-name="P1"><text:s text:c="2"/>[609,1] = [](0x0)</text:p>
      <text:p text:style-name="P1"><text:s text:c="2"/>[610,1] = [](0x0)</text:p>
      <text:p text:style-name="P1"><text:s text:c="2"/>[611,1] = [](0x0)</text:p>
      <text:p text:style-name="P1"><text:s text:c="2"/>[612,1] = [](0x0)</text:p>
      <text:p text:style-name="P1"><text:s text:c="2"/>[613,1] = [](0x0)</text:p>
      <text:p text:style-name="P1"><text:s text:c="2"/>[614,1] = [](0x0)</text:p>
      <text:p text:style-name="P1"><text:s text:c="2"/>[615,1] = [](0x0)</text:p>
      <text:p text:style-name="P1"><text:s text:c="2"/>[616,1] = [](0x0)</text:p>
      <text:p text:style-name="P1"><text:s text:c="2"/>[617,1] = [](0x0)</text:p>
      <text:p text:style-name="P1"><text:s text:c="2"/>[618,1] = [](0x0)</text:p>
      <text:p text:style-name="P1"><text:s text:c="2"/>[619,1] = [](0x0)</text:p>
      <text:p text:style-name="P1"><text:soft-page-break/><text:s text:c="2"/>[620,1] = [](0x0)</text:p>
      <text:p text:style-name="P1"><text:s text:c="2"/>[621,1] = [](0x0)</text:p>
      <text:p text:style-name="P1"><text:s text:c="2"/>[622,1] = [](0x0)</text:p>
      <text:p text:style-name="P1"><text:s text:c="2"/>[623,1] = [](0x0)</text:p>
      <text:p text:style-name="P1"><text:s text:c="2"/>[624,1] = [](0x0)</text:p>
      <text:p text:style-name="P1"><text:s text:c="2"/>[625,1] = [](0x0)</text:p>
      <text:p text:style-name="P1"><text:s text:c="2"/>[626,1] = [](0x0)</text:p>
      <text:p text:style-name="P1"><text:s text:c="2"/>[627,1] = [](0x0)</text:p>
      <text:p text:style-name="P1"><text:s text:c="2"/>[628,1] = [](0x0)</text:p>
      <text:p text:style-name="P1"><text:s text:c="2"/>[629,1] = [](0x0)</text:p>
      <text:p text:style-name="P1"><text:s text:c="2"/>[630,1] = [](0x0)</text:p>
      <text:p text:style-name="P1"><text:s text:c="2"/>[631,1] = [](0x0)</text:p>
      <text:p text:style-name="P1"><text:s text:c="2"/>[632,1] = [](0x0)</text:p>
      <text:p text:style-name="P1"><text:s text:c="2"/>[633,1] = [](0x0)</text:p>
      <text:p text:style-name="P1"><text:s text:c="2"/>[634,1] = [](0x0)</text:p>
      <text:p text:style-name="P1"><text:s text:c="2"/>[635,1] = [](0x0)</text:p>
      <text:p text:style-name="P1"><text:s text:c="2"/>[636,1] = [](0x0)</text:p>
      <text:p text:style-name="P1"><text:s text:c="2"/>[637,1] = [](0x0)</text:p>
      <text:p text:style-name="P1"><text:s text:c="2"/>[638,1] = [](0x0)</text:p>
      <text:p text:style-name="P1"><text:s text:c="2"/>[639,1] = [](0x0)</text:p>
      <text:p text:style-name="P1"><text:s text:c="2"/>[640,1] = [](0x0)</text:p>
      <text:p text:style-name="P1"><text:s text:c="2"/>[641,1] = [](0x0)</text:p>
      <text:p text:style-name="P1"><text:s text:c="2"/>[642,1] = [](0x0)</text:p>
      <text:p text:style-name="P1"><text:s text:c="2"/>[643,1] = [](0x0)</text:p>
      <text:p text:style-name="P1"><text:s text:c="2"/>[644,1] = [](0x0)</text:p>
      <text:p text:style-name="P1"><text:s text:c="2"/>[645,1] = [](0x0)</text:p>
      <text:p text:style-name="P1"><text:s text:c="2"/>[646,1] = [](0x0)</text:p>
      <text:p text:style-name="P1"><text:s text:c="2"/>[647,1] = [](0x0)</text:p>
      <text:p text:style-name="P1"><text:s text:c="2"/>[648,1] = [](0x0)</text:p>
      <text:p text:style-name="P1"><text:s text:c="2"/>[649,1] = [](0x0)</text:p>
      <text:p text:style-name="P1"><text:s text:c="2"/>[650,1] = [](0x0)</text:p>
      <text:p text:style-name="P1"><text:s text:c="2"/>[651,1] = [](0x0)</text:p>
      <text:p text:style-name="P1"><text:s text:c="2"/>[652,1] = [](0x0)</text:p>
      <text:p text:style-name="P1"><text:s text:c="2"/>[653,1] = [](0x0)</text:p>
      <text:p text:style-name="P1"><text:s text:c="2"/>[654,1] = [](0x0)</text:p>
      <text:p text:style-name="P1"><text:s text:c="2"/>[655,1] = [](0x0)</text:p>
      <text:p text:style-name="P1"><text:s text:c="2"/>[656,1] = [](0x0)</text:p>
      <text:p text:style-name="P1"><text:s text:c="2"/>[657,1] = [](0x0)</text:p>
      <text:p text:style-name="P1"><text:s text:c="2"/>[658,1] = [](0x0)</text:p>
      <text:p text:style-name="P1"><text:s text:c="2"/>[659,1] = [](0x0)</text:p>
      <text:p text:style-name="P1"><text:s text:c="2"/>[660,1] = [](0x0)</text:p>
      <text:p text:style-name="P1"><text:s text:c="2"/>[661,1] = [](0x0)</text:p>
      <text:p text:style-name="P1"><text:s text:c="2"/>[662,1] = [](0x0)</text:p>
      <text:p text:style-name="P1"><text:s text:c="2"/>[663,1] = [](0x0)</text:p>
      <text:p text:style-name="P1"><text:s text:c="2"/>[664,1] = [](0x0)</text:p>
      <text:p text:style-name="P1"><text:s text:c="2"/>[665,1] = [](0x0)</text:p>
      <text:p text:style-name="P1"><text:s text:c="2"/>[666,1] = [](0x0)</text:p>
      <text:p text:style-name="P1"><text:s text:c="2"/>[667,1] = [](0x0)</text:p>
      <text:p text:style-name="P1"><text:s text:c="2"/>[668,1] = [](0x0)</text:p>
      <text:p text:style-name="P1"><text:s text:c="2"/>[669,1] = [](0x0)</text:p>
      <text:p text:style-name="P1"><text:s text:c="2"/>[670,1] = [](0x0)</text:p>
      <text:p text:style-name="P1"><text:s text:c="2"/>[671,1] = [](0x0)</text:p>
      <text:p text:style-name="P1"><text:soft-page-break/><text:s text:c="2"/>[672,1] = [](0x0)</text:p>
      <text:p text:style-name="P1"><text:s text:c="2"/>[673,1] = [](0x0)</text:p>
      <text:p text:style-name="P1"><text:s text:c="2"/>[674,1] = [](0x0)</text:p>
      <text:p text:style-name="P1"><text:s text:c="2"/>[675,1] = [](0x0)</text:p>
      <text:p text:style-name="P1"><text:s text:c="2"/>[676,1] = [](0x0)</text:p>
      <text:p text:style-name="P1"><text:s text:c="2"/>[677,1] = [](0x0)</text:p>
      <text:p text:style-name="P1"><text:s text:c="2"/>[678,1] = [](0x0)</text:p>
      <text:p text:style-name="P1"><text:s text:c="2"/>[679,1] = [](0x0)</text:p>
      <text:p text:style-name="P1"><text:s text:c="2"/>[680,1] = [](0x0)</text:p>
      <text:p text:style-name="P1"><text:s text:c="2"/>[681,1] = [](0x0)</text:p>
      <text:p text:style-name="P1"><text:s text:c="2"/>[682,1] = [](0x0)</text:p>
      <text:p text:style-name="P1"><text:s text:c="2"/>[683,1] = [](0x0)</text:p>
      <text:p text:style-name="P1"><text:s text:c="2"/>[684,1] = [](0x0)</text:p>
      <text:p text:style-name="P1"><text:s text:c="2"/>[685,1] = [](0x0)</text:p>
      <text:p text:style-name="P1"><text:s text:c="2"/>[686,1] = [](0x0)</text:p>
      <text:p text:style-name="P1"><text:s text:c="2"/>[687,1] = [](0x0)</text:p>
      <text:p text:style-name="P1"><text:s text:c="2"/>[688,1] = [](0x0)</text:p>
      <text:p text:style-name="P1"><text:s text:c="2"/>[689,1] = [](0x0)</text:p>
      <text:p text:style-name="P1"><text:s text:c="2"/>[690,1] = [](0x0)</text:p>
      <text:p text:style-name="P1"><text:s text:c="2"/>[691,1] = [](0x0)</text:p>
      <text:p text:style-name="P1"><text:s text:c="2"/>[692,1] = [](0x0)</text:p>
      <text:p text:style-name="P1"><text:s text:c="2"/>[693,1] = [](0x0)</text:p>
      <text:p text:style-name="P1"><text:s text:c="2"/>[694,1] = [](0x0)</text:p>
      <text:p text:style-name="P1"><text:s text:c="2"/>[695,1] = [](0x0)</text:p>
      <text:p text:style-name="P1"><text:s text:c="2"/>[696,1] = [](0x0)</text:p>
      <text:p text:style-name="P1"><text:s text:c="2"/>[697,1] = [](0x0)</text:p>
      <text:p text:style-name="P1"><text:s text:c="2"/>[698,1] = [](0x0)</text:p>
      <text:p text:style-name="P1"><text:s text:c="2"/>[699,1] = [](0x0)</text:p>
      <text:p text:style-name="P1"><text:s text:c="2"/>[700,1] = [](0x0)</text:p>
      <text:p text:style-name="P1"><text:s text:c="2"/>[701,1] = [](0x0)</text:p>
      <text:p text:style-name="P1"><text:s text:c="2"/>[702,1] = [](0x0)</text:p>
      <text:p text:style-name="P1"><text:s text:c="2"/>[703,1] = [](0x0)</text:p>
      <text:p text:style-name="P1"><text:s text:c="2"/>[704,1] = [](0x0)</text:p>
      <text:p text:style-name="P1"><text:s text:c="2"/>[705,1] = [](0x0)</text:p>
      <text:p text:style-name="P1"><text:s text:c="2"/>[706,1] = [](0x0)</text:p>
      <text:p text:style-name="P1"><text:s text:c="2"/>[707,1] = [](0x0)</text:p>
      <text:p text:style-name="P1"><text:s text:c="2"/>[708,1] = [](0x0)</text:p>
      <text:p text:style-name="P1"><text:s text:c="2"/>[709,1] = [](0x0)</text:p>
      <text:p text:style-name="P1"><text:s text:c="2"/>[710,1] = [](0x0)</text:p>
      <text:p text:style-name="P1"><text:s text:c="2"/>[711,1] = [](0x0)</text:p>
      <text:p text:style-name="P1"><text:s text:c="2"/>[712,1] = [](0x0)</text:p>
      <text:p text:style-name="P1"><text:s text:c="2"/>[713,1] = [](0x0)</text:p>
      <text:p text:style-name="P1"><text:s text:c="2"/>[714,1] = [](0x0)</text:p>
      <text:p text:style-name="P1"><text:s text:c="2"/>[715,1] = [](0x0)</text:p>
      <text:p text:style-name="P1"><text:s text:c="2"/>[716,1] = [](0x0)</text:p>
      <text:p text:style-name="P1"><text:s text:c="2"/>[717,1] = [](0x0)</text:p>
      <text:p text:style-name="P1"><text:s text:c="2"/>[718,1] = [](0x0)</text:p>
      <text:p text:style-name="P1"><text:s text:c="2"/>[719,1] = [](0x0)</text:p>
      <text:p text:style-name="P1"><text:s text:c="2"/>[720,1] = [](0x0)</text:p>
      <text:p text:style-name="P1"><text:s text:c="2"/>[721,1] = [](0x0)</text:p>
      <text:p text:style-name="P1"><text:s text:c="2"/>[722,1] = [](0x0)</text:p>
      <text:p text:style-name="P1"><text:s text:c="2"/>[723,1] = [](0x0)</text:p>
      <text:p text:style-name="P1"><text:soft-page-break/><text:s text:c="2"/>[724,1] = [](0x0)</text:p>
      <text:p text:style-name="P1"><text:s text:c="2"/>[725,1] = [](0x0)</text:p>
      <text:p text:style-name="P1"><text:s text:c="2"/>[726,1] = [](0x0)</text:p>
      <text:p text:style-name="P1"><text:s text:c="2"/>[727,1] = [](0x0)</text:p>
      <text:p text:style-name="P1"><text:s text:c="2"/>[728,1] = [](0x0)</text:p>
      <text:p text:style-name="P1"><text:s text:c="2"/>[729,1] = [](0x0)</text:p>
      <text:p text:style-name="P1"><text:s text:c="2"/>[730,1] = [](0x0)</text:p>
      <text:p text:style-name="P1"><text:s text:c="2"/>[731,1] = [](0x0)</text:p>
      <text:p text:style-name="P1"><text:s text:c="2"/>[732,1] = [](0x0)</text:p>
      <text:p text:style-name="P1"><text:s text:c="2"/>[733,1] = [](0x0)</text:p>
      <text:p text:style-name="P1"><text:s text:c="2"/>[734,1] = [](0x0)</text:p>
      <text:p text:style-name="P1"><text:s text:c="2"/>[735,1] = [](0x0)</text:p>
      <text:p text:style-name="P1"><text:s text:c="2"/>[736,1] = [](0x0)</text:p>
      <text:p text:style-name="P1"><text:s text:c="2"/>[737,1] = [](0x0)</text:p>
      <text:p text:style-name="P1"><text:s text:c="2"/>[738,1] = [](0x0)</text:p>
      <text:p text:style-name="P1"><text:s text:c="2"/>[739,1] = [](0x0)</text:p>
      <text:p text:style-name="P1"><text:s text:c="2"/>[740,1] = [](0x0)</text:p>
      <text:p text:style-name="P1"><text:s text:c="2"/>[741,1] = [](0x0)</text:p>
      <text:p text:style-name="P1"><text:s text:c="2"/>[742,1] = [](0x0)</text:p>
      <text:p text:style-name="P1"><text:s text:c="2"/>[743,1] = [](0x0)</text:p>
      <text:p text:style-name="P1"><text:s text:c="2"/>[744,1] = [](0x0)</text:p>
      <text:p text:style-name="P1"><text:s text:c="2"/>[745,1] = [](0x0)</text:p>
      <text:p text:style-name="P1"><text:s text:c="2"/>[746,1] = [](0x0)</text:p>
      <text:p text:style-name="P1"><text:s text:c="2"/>[747,1] = [](0x0)</text:p>
      <text:p text:style-name="P1"><text:s text:c="2"/>[748,1] = [](0x0)</text:p>
      <text:p text:style-name="P1"><text:s text:c="2"/>[749,1] = [](0x0)</text:p>
      <text:p text:style-name="P1"><text:s text:c="2"/>[750,1] = [](0x0)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17:55.965452043</meta:creation-date>
    <dc:date>2021-03-15T15:54:21.152388966</dc:date>
    <meta:editing-duration>PT13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5" meta:paragraph-count="754" meta:word-count="2256" meta:character-count="14171" meta:non-whitespace-character-count="11166"/>
  </office:meta>
</office:document-meta>
</file>